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7.5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136.09pt"/>
    </style:style>
    <style:style style:name="co4" style:family="table-column">
      <style:table-column-properties fo:break-before="auto" style:column-width="112.51pt"/>
    </style:style>
    <style:style style:name="co5" style:family="table-column">
      <style:table-column-properties fo:break-before="auto" style:column-width="122.94pt"/>
    </style:style>
    <style:style style:name="co6" style:family="table-column">
      <style:table-column-properties fo:break-before="auto" style:column-width="138.9pt"/>
    </style:style>
    <style:style style:name="co7" style:family="table-column">
      <style:table-column-properties fo:break-before="auto" style:column-width="75pt"/>
    </style:style>
    <style:style style:name="co8" style:family="table-column">
      <style:table-column-properties fo:break-before="auto" style:column-width="70.16pt"/>
    </style:style>
    <style:style style:name="co9" style:family="table-column">
      <style:table-column-properties fo:break-before="auto" style:column-width="131.24pt"/>
    </style:style>
    <style:style style:name="co10" style:family="table-column">
      <style:table-column-properties fo:break-before="auto" style:column-width="138.19pt"/>
    </style:style>
    <style:style style:name="co11" style:family="table-column">
      <style:table-column-properties fo:break-before="auto" style:column-width="121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porte">
      <style:table-properties table:display="true" style:writing-mode="lr-tb"/>
    </style:style>
    <style:style style:name="ta2" style:family="table" style:master-page-name="PageStyle_5f_Resultados_20_posible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Resultados posibles'.A$2:.A$4])" table:allow-empty-cell="true" table:display-list="unsorted" table:base-cell-address="Reporte.G2">
          <table:error-message table:message-type="stop" table:display="true"/>
        </table:content-validation>
        <table:content-validation table:name="val2" table:condition="of:cell-content-is-in-list([$'Resultados posibles'.$B$2:.$B$4])" table:allow-empty-cell="true" table:display-list="unsorted" table:base-cell-address="Reporte.H2">
          <table:error-message table:message-type="stop" table:display="true"/>
        </table:content-validation>
        <table:content-validation table:name="val3" table:condition="of:cell-content-is-in-list([$'Resultados posibles'.$C$2:.$C$4])" table:allow-empty-cell="true" table:display-list="unsorted" table:base-cell-address="Reporte.I2">
          <table:error-message table:message-type="stop" table:display="true"/>
        </table:content-validation>
      </table:content-validations>
      <table:table table:name="Repor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Nombre del equipo</text:p>
          </table:table-cell>
          <table:table-cell table:style-name="ce1" office:value-type="string" calcext:value-type="string">
            <text:p>Datos</text:p>
          </table:table-cell>
          <table:table-cell table:style-name="ce1" office:value-type="string" calcext:value-type="string">
            <text:p>Preprocesamiento</text:p>
          </table:table-cell>
          <table:table-cell table:style-name="ce1" office:value-type="string" calcext:value-type="string">
            <text:p>Vectorización</text:p>
          </table:table-cell>
          <table:table-cell table:style-name="ce1" office:value-type="string" calcext:value-type="string">
            <text:p>Modelo</text:p>
          </table:table-cell>
          <table:table-cell table:style-name="ce4" office:value-type="string" calcext:value-type="string">
            <text:p>AUC</text:p>
          </table:table-cell>
          <table:table-cell table:style-name="ce1" office:value-type="string" calcext:value-type="string">
            <text:p>Kappa</text:p>
          </table:table-cell>
          <table:table-cell table:style-name="ce1" office:value-type="string" calcext:value-type="string">
            <text:p>Accuracy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seline CC6205</text:p>
          </table:table-cell>
          <table:table-cell table:style-name="ce2" office:value-type="string" calcext:value-type="string">
            <text:p>División aleatoria: train: 77%, testing: 33%. Sin técnicas de augmentation ni sampling</text:p>
          </table:table-cell>
          <table:table-cell table:style-name="ce2" office:value-type="string" calcext:value-type="string">
            <text:p>Sin preprocesamiento</text:p>
          </table:table-cell>
          <table:table-cell table:style-name="ce2" office:value-type="string" calcext:value-type="string">
            <text:p>TfIdfVectorizer (argumentos por defecto) + conteo de "#", "!", "?", "@"</text:p>
          </table:table-cell>
          <table:table-cell table:style-name="ce2" office:value-type="string" calcext:value-type="string">
            <text:p>MultinomialNB() con hiperparámetros por defecto</text:p>
          </table:table-cell>
          <table:table-cell table:style-name="ce5" table:content-validation-name="val1" office:value-type="string" calcext:value-type="string">
            <text:p>Menor o igual a 0.87</text:p>
          </table:table-cell>
          <table:table-cell table:style-name="ce2" table:content-validation-name="val2" office:value-type="string" calcext:value-type="string">
            <text:p>Menor o igual a 0.55</text:p>
          </table:table-cell>
          <table:table-cell table:style-name="ce2" table:content-validation-name="val3" office:value-type="string" calcext:value-type="string">
            <text:p>Menor o igual a 0.72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sistencia de datos</text:p>
          </table:table-cell>
          <table:table-cell table:style-name="ce2" office:value-type="string" calcext:value-type="string">
            <text:p>División aleatoria con estratificación: Train 77%, testing 33%. Sin técnicas de augmentation ni sampling</text:p>
          </table:table-cell>
          <table:table-cell table:style-name="ce2" office:value-type="string" calcext:value-type="string">
            <text:p>Remoción de símbolos, números, puntuación y caracteres especiales, preservando tildes y emoji. Se dejó todo en minúscula, y se llevó cada token a su lemma usando spacy. </text:p>
          </table:table-cell>
          <table:table-cell table:style-name="ce2" office:value-type="string" calcext:value-type="string">
            <text:p>Se usó TfIdfVectorizer para generar bolsa de palabras, con n-grams=(1,2), min_df=0.15, <text:s/>una lista custom de stopwords observando la bolsa de palabras generada para cada clase, norm=l2, max_features=5000. Se usó además el conteo de símbolos propuesto en el enunciado.</text:p>
          </table:table-cell>
          <table:table-cell table:style-name="ce2" office:value-type="string" calcext:value-type="string">
            <text:p>LogisticRegression() aumentando la cantidad máxima de iteraciones a 1.000, el resto de hiperparámetros por defecto.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ayor a 0.72 y menor a 0.8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rocesamiento con sabor a mote con huesillo</text:p>
          </table:table-cell>
          <table:table-cell table:style-name="ce2" office:value-type="string" calcext:value-type="string">
            <text:p>División aleatoria con estratificación: Train 77%, testing 33%. Sin técnicas de augmentation ni sampling</text:p>
          </table:table-cell>
          <table:table-cell table:style-name="ce2" office:value-type="string" calcext:value-type="string">
            <text:p>Sin preprocesamiento</text:p>
          </table:table-cell>
          <table:table-cell table:style-name="ce2" office:value-type="string" calcext:value-type="string">
            <text:p>TfldfVectorizer</text:p>
          </table:table-cell>
          <table:table-cell table:style-name="ce2" office:value-type="string" calcext:value-type="string">
            <text:p>XGBoost()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ayor a 0.72 y menor a 0.8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hatGPT enthusiasts</text:p>
          </table:table-cell>
          <table:table-cell table:style-name="ce2" office:value-type="string" calcext:value-type="string">
            <text:p>División aleatoria con estratificación: Train 77%, testing 33%. Sin técnicas de augmentation ni sampling</text:p>
          </table:table-cell>
          <table:table-cell table:style-name="ce2" office:value-type="string" calcext:value-type="string">
            <text:p>Lematizacion y palabras a minusculas con spanish_nlp</text:p>
          </table:table-cell>
          <table:table-cell table:style-name="ce2" office:value-type="string" calcext:value-type="string">
            <text:p>TfldfVectorizer n-grams=(1,2) + conteo de caracteres(#, !, ?, @) + lexicones de sentimiento</text:p>
          </table:table-cell>
          <table:table-cell table:style-name="ce2" office:value-type="string" calcext:value-type="string">
            <text:p>SVC()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ayor a 0.72 y menor a 0.8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sistencia de datos</text:p>
          </table:table-cell>
          <table:table-cell table:style-name="ce2" office:value-type="string" calcext:value-type="string">
            <text:p>División aleatoria con estratificación: Train 77%, testing 33%. Sin técnicas de augmentation ni sampling</text:p>
          </table:table-cell>
          <table:table-cell table:style-name="ce2" office:value-type="string" calcext:value-type="string">
            <text:p>Remoción de símbolos, números, puntuación y caracteres especiales, preservando tildes y emoji. Se dejó todo en minúscula, y se llevó cada token a su lemma usando spacy. </text:p>
          </table:table-cell>
          <table:table-cell table:style-name="ce2" office:value-type="string" calcext:value-type="string">
            <text:p>TfIdf con hiperparámetros optimizados usando optuna + conteo de símbolos y mayúsculas</text:p>
          </table:table-cell>
          <table:table-cell table:style-name="ce2" office:value-type="string" calcext:value-type="string">
            <text:p>XGBoost() con hiperparámetros optimizados mediante optuna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ayor a 0.72 y menor a 0.8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NLP FC</text:p>
          </table:table-cell>
          <table:table-cell table:style-name="ce2" office:value-type="string" calcext:value-type="string">
            <text:p>División aleatoria: Train 77%, testing 33%. Sin técnicas de augmentation ni sampling</text:p>
          </table:table-cell>
          <table:table-cell table:style-name="ce2" office:value-type="string" calcext:value-type="string">
            <text:p>Preprocesamiento de libreria spanish nlp, con conversion de emojis y emoticones a palabras, lista de stopwords de spacy, manteniendo mayusculas. </text:p>
          </table:table-cell>
          <table:table-cell table:style-name="ce2" office:value-type="string" calcext:value-type="string">
            <text:p>TfIdfVectorizer con n_gramas= (1,2)+ conteo de "#", "!", "?", "@", mayusculas y un indice de proporcion de mayusculas de acuerdo al largo tweet</text:p>
          </table:table-cell>
          <table:table-cell table:style-name="ce2" office:value-type="string" calcext:value-type="string">
            <text:p>MLP con parametros por defecto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ayor a 0.72 y menor a 0.8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rocesamiento con sabor a mote con huesillo</text:p>
          </table:table-cell>
          <table:table-cell table:style-name="ce2" office:value-type="string" calcext:value-type="string">
            <text:p>División aleatoria con estratificación: Train 77%, testing 33%. Sin técnicas de augmentation ni sampling</text:p>
          </table:table-cell>
          <table:table-cell table:style-name="ce2" office:value-type="string" calcext:value-type="string">
            <text:p>Sin preprocesamiento</text:p>
          </table:table-cell>
          <table:table-cell table:style-name="ce2" office:value-type="string" calcext:value-type="string">
            <text:p>TfldfVectorizer</text:p>
          </table:table-cell>
          <table:table-cell table:style-name="ce2" office:value-type="string" calcext:value-type="string">
            <text:p>SVM() con hiperparámetros obtenidos por GridSearchCV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ayor a 0.72 y menor a 0.8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rocesamiento con sabor a mote con huesillo</text:p>
          </table:table-cell>
          <table:table-cell table:style-name="ce2" office:value-type="string" calcext:value-type="string">
            <text:p>División aleatoria con estratificación: Train 77%, testing 33%. Sin técnicas de augmentation ni sampling</text:p>
          </table:table-cell>
          <table:table-cell table:style-name="ce2" office:value-type="string" calcext:value-type="string">
            <text:p>Sin preprocesamiento</text:p>
          </table:table-cell>
          <table:table-cell table:style-name="ce2" office:value-type="string" calcext:value-type="string">
            <text:p>Utilizacion de modelos transformers de Huggin Face</text:p>
          </table:table-cell>
          <table:table-cell table:style-name="ce2" office:value-type="string" calcext:value-type="string">
            <text:p>RandomForest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ayor a 0.72 y menor a 0.8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rocesamiento con sabor a mote con huesillo</text:p>
          </table:table-cell>
          <table:table-cell table:style-name="ce2" office:value-type="string" calcext:value-type="string">
            <text:p>División aleatoria con estratificación: Train 77%, testing 33%. Sin técnicas de augmentation ni sampling</text:p>
          </table:table-cell>
          <table:table-cell table:style-name="ce2" office:value-type="string" calcext:value-type="string">
            <text:p>Sin preprocesamiento</text:p>
          </table:table-cell>
          <table:table-cell table:style-name="ce2" office:value-type="string" calcext:value-type="string">
            <text:p>TfldfVectorizer (con contador de insolencias + lexicones positivos y negativos)</text:p>
          </table:table-cell>
          <table:table-cell table:style-name="ce2" office:value-type="string" calcext:value-type="string">
            <text:p>XGBoost()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ayor a 0.72 y menor a 0.8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y Little Pony</text:p>
          </table:table-cell>
          <table:table-cell table:style-name="ce2" office:value-type="string" calcext:value-type="string">
            <text:p>División aleatoria con estratificación: Train 77%, testing 33%. Sin técnicas de augmentation ni sampling</text:p>
          </table:table-cell>
          <table:table-cell table:style-name="ce2" office:value-type="string" calcext:value-type="string">
            <text:p>Sin preprocesamiento</text:p>
          </table:table-cell>
          <table:table-cell table:style-name="ce2" office:value-type="string" calcext:value-type="string">
            <text:p>Bag of Words</text:p>
          </table:table-cell>
          <table:table-cell table:style-name="ce2" office:value-type="string" calcext:value-type="string">
            <text:p>XGBoost() con hiperparametros sacados de stack overflow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ayor a 0.72 y menor a 0.8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y Little Pony</text:p>
          </table:table-cell>
          <table:table-cell table:style-name="ce2" office:value-type="string" calcext:value-type="string">
            <text:p>División aleatoria con estratificación: Train 77%, testing 33%. Técnicas de augmentation en odio con la librería Spanish_NLP</text:p>
          </table:table-cell>
          <table:table-cell table:style-name="ce2" office:value-type="string" calcext:value-type="string">
            <text:p>Sin preprocesamiento</text:p>
          </table:table-cell>
          <table:table-cell table:style-name="ce2" office:value-type="string" calcext:value-type="string">
            <text:p>Bag of Words</text:p>
          </table:table-cell>
          <table:table-cell table:style-name="ce2" office:value-type="string" calcext:value-type="string">
            <text:p>XGBoost() con hiperparametros sacados de stack overflow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ayor a 0.72 y menor a 0.8</text:p>
          </table:table-cell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esistencia de datos</text:p>
          </table:table-cell>
          <table:table-cell table:style-name="ce2" office:value-type="string" calcext:value-type="string">
            <text:p>División aleatoria con estratificación: Train 77%, testing 33%. Sin técnicas de augmentation ni sampling</text:p>
          </table:table-cell>
          <table:table-cell table:style-name="ce2" office:value-type="string" calcext:value-type="string">
            <text:p>Remoción de símbolos, números, puntuación y caracteres especiales, preservando tildes y emoji. Se dejó todo en minúscula, y se llevó cada token a su lemma usando spacy. </text:p>
          </table:table-cell>
          <table:table-cell table:style-name="ce2" office:value-type="string" calcext:value-type="string">
            <text:p>Doc2Vec + # símbolos + # mayúsculas</text:p>
          </table:table-cell>
          <table:table-cell table:style-name="ce2" office:value-type="string" calcext:value-type="string">
            <text:p>XGBoost() con hiperparámetros optimizados mediante optuna</text:p>
          </table:table-cell>
          <table:table-cell table:style-name="ce5" table:content-validation-name="val1" office:value-type="string" calcext:value-type="string">
            <text:p>Menor o igual a 0.87</text:p>
          </table:table-cell>
          <table:table-cell table:style-name="ce2" table:content-validation-name="val2" office:value-type="string" calcext:value-type="string">
            <text:p>Menor o igual a 0.55</text:p>
          </table:table-cell>
          <table:table-cell table:style-name="ce2" table:content-validation-name="val3" office:value-type="string" calcext:value-type="string">
            <text:p>Menor o igual a 0.72</text:p>
          </table:table-cell>
          <table:table-cell table:number-columns-repeated="10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Perritos_lokos_buenos_pal_Token</text:p>
          </table:table-cell>
          <table:table-cell table:style-name="ce2" office:value-type="string" calcext:value-type="string">
            <text:p>División aleatoria con estratificación: Train 77%, testing 33%. Sin técnicas de augmentation ni sampling</text:p>
          </table:table-cell>
          <table:table-cell table:style-name="ce2" office:value-type="string" calcext:value-type="string">
            <text:p>Data Augmentation para Odio (se duplica su tamaño cambiando máximo 5 palabras por tweet). </text:p>
          </table:table-cell>
          <table:table-cell table:style-name="ce2" office:value-type="string" calcext:value-type="string">
            <text:p>TfldfVectorizer</text:p>
          </table:table-cell>
          <table:table-cell table:style-name="ce2" office:value-type="string" calcext:value-type="string">
            <text:p>MultinomialNB() con hiperparámetros por defecto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enor o igual a 0.55</text:p>
          </table:table-cell>
          <table:table-cell table:style-name="ce2" table:content-validation-name="val3" office:value-type="string" calcext:value-type="string">
            <text:p>Menor o igual a 0.72</text:p>
          </table:table-cell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erritos_lokos_buenos_pal_Token</text:p>
          </table:table-cell>
          <table:table-cell table:style-name="ce2" office:value-type="string" calcext:value-type="string">
            <text:p>División aleatoria con estratificación: Train 77%, testing 33%. Sin técnicas de augmentation ni sampling</text:p>
          </table:table-cell>
          <table:table-cell table:style-name="ce2" office:value-type="string" calcext:value-type="string">
            <text:p>Data Augmentation para Odio (se duplica su tamaño cambiando máximo 5 palabras por tweet). Se hace data augmentation a 1000 valores aleatorios de normal</text:p>
          </table:table-cell>
          <table:table-cell table:style-name="ce2" office:value-type="string" calcext:value-type="string">
            <text:p>TfldfVectorizer</text:p>
          </table:table-cell>
          <table:table-cell table:style-name="ce2" office:value-type="string" calcext:value-type="string">
            <text:p>XGBoost()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enor o igual a 0.55</text:p>
          </table:table-cell>
          <table:table-cell table:style-name="ce2" table:content-validation-name="val3" office:value-type="string" calcext:value-type="string">
            <text:p>Mayor a 0.8</text:p>
          </table:table-cell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erritos_lokos_buenos_pal_Token</text:p>
          </table:table-cell>
          <table:table-cell table:style-name="ce2" office:value-type="string" calcext:value-type="string">
            <text:p>División aleatoria con estratificación: Train 77%, testing 33%. Sin técnicas de augmentation ni sampling</text:p>
          </table:table-cell>
          <table:table-cell table:style-name="ce2" office:value-type="string" calcext:value-type="string">
            <text:p>Data Augmentation para Odio (se duplica su tamaño cambiando máximo 5 palabras por tweet). Se hace data augmentation a 1000 valores aleatorios de normal</text:p>
          </table:table-cell>
          <table:table-cell table:style-name="ce2" office:value-type="string" calcext:value-type="string">
            <text:p>Bag of Words</text:p>
          </table:table-cell>
          <table:table-cell table:style-name="ce2" office:value-type="string" calcext:value-type="string">
            <text:p>XGBoost()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ayor a 0.72 y menor a 0.8</text:p>
          </table:table-cell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esistencia de datos</text:p>
          </table:table-cell>
          <table:table-cell table:style-name="ce2" office:value-type="string" calcext:value-type="string">
            <text:p>División aleatoria con estratificación: Train 77%, testing 33%. Sin técnicas de augmentation ni sampling</text:p>
          </table:table-cell>
          <table:table-cell table:style-name="ce2" office:value-type="string" calcext:value-type="string">
            <text:p>Remoción de símbolos, números, puntuación y caracteres especiales, preservando tildes y emoji. Se dejó todo en minúscula, y se llevó cada token a su lemma usando spacy. </text:p>
          </table:table-cell>
          <table:table-cell table:style-name="ce2" office:value-type="string" calcext:value-type="string">
            <text:p>TfIdf con hiperparámetros optimizados usando optuna + conteo de símbolos y mayúsculas</text:p>
          </table:table-cell>
          <table:table-cell table:style-name="ce2" office:value-type="string" calcext:value-type="string">
            <text:p>RandomForestClassifier tuneando ccp_alpha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ayor a 0.72 y menor a 0.8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esistencia de datos</text:p>
          </table:table-cell>
          <table:table-cell table:style-name="ce2" office:value-type="string" calcext:value-type="string">
            <text:p>División aleatoria con estratificación: Train 77%, testing 33%. Sin técnicas de augmentation ni sampling</text:p>
          </table:table-cell>
          <table:table-cell table:style-name="ce2" office:value-type="string" calcext:value-type="string">
            <text:p>Remoción de símbolos, números, puntuación y caracteres especiales, preservando tildes y emoji. Se dejó todo en minúscula, y se llevó cada token a su lemma usando spacy. </text:p>
          </table:table-cell>
          <table:table-cell table:style-name="ce2" office:value-type="string" calcext:value-type="string">
            <text:p>SentencePieceProcessor utilizando el checkpoint del modelo Llama.</text:p>
          </table:table-cell>
          <table:table-cell table:style-name="ce2" office:value-type="string" calcext:value-type="string">
            <text:p>MLP con embeddings pre-entrenados + una capa de atención.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ayor a 0.72 y menor a 0.8</text:p>
          </table:table-cell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ekisde</text:p>
          </table:table-cell>
          <table:table-cell table:style-name="ce2" office:value-type="string" calcext:value-type="string">
            <text:p>División aleatoria con estratificación: Train 60%, testing 40%. Sin técnicas de augmentation ni sampling</text:p>
          </table:table-cell>
          <table:table-cell table:style-name="ce2" office:value-type="string" calcext:value-type="string">
            <text:p>Remoción de símbolos, números, puntuación , caracteres especiales, tildes y emoji. Se dejó todo en minúscula.</text:p>
          </table:table-cell>
          <table:table-cell table:style-name="ce2" office:value-type="string" calcext:value-type="string">
            <text:p>Doc2Vec</text:p>
          </table:table-cell>
          <table:table-cell table:style-name="ce2" office:value-type="string" calcext:value-type="string">
            <text:p>MLP en Pytorch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ayor a 0.72 y menor a 0.8</text:p>
          </table:table-cell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ekisde</text:p>
          </table:table-cell>
          <table:table-cell table:style-name="ce2" office:value-type="string" calcext:value-type="string">
            <text:p>División aleatoria con estratificación: Train 60%, testing 40%. Sin técnicas de augmentation ni sampling</text:p>
          </table:table-cell>
          <table:table-cell table:style-name="ce2" office:value-type="string" calcext:value-type="string">
            <text:p>Remoción de símbolos, números, puntuación , caracteres especiales, tildes y emoji. Se dejó todo en minúscula.</text:p>
          </table:table-cell>
          <table:table-cell table:style-name="ce2" office:value-type="string" calcext:value-type="string">
            <text:p>Bag of Words</text:p>
          </table:table-cell>
          <table:table-cell table:style-name="ce2" office:value-type="string" calcext:value-type="string">
            <text:p>BRF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ayor a 0.72 y menor a 0.8</text:p>
          </table:table-cell>
          <table:table-cell table:number-columns-repeated="10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ekisde</text:p>
          </table:table-cell>
          <table:table-cell table:style-name="ce2" office:value-type="string" calcext:value-type="string">
            <text:p>División aleatoria con estratificación: Train 60%, testing 40%. Sin técnicas de augmentation ni sampling</text:p>
          </table:table-cell>
          <table:table-cell table:style-name="ce2" office:value-type="string" calcext:value-type="string">
            <text:p>Remoción de símbolos, números, puntuación , caracteres especiales, tildes y emoji. Se dejó todo en minúscula.</text:p>
          </table:table-cell>
          <table:table-cell table:style-name="ce2" office:value-type="string" calcext:value-type="string">
            <text:p>Bag of Words</text:p>
          </table:table-cell>
          <table:table-cell table:style-name="ce2" office:value-type="string" calcext:value-type="string">
            <text:p>MLP en Pytorch</text:p>
          </table:table-cell>
          <table:table-cell table:style-name="ce5" table:content-validation-name="val1" office:value-type="string" calcext:value-type="string">
            <text:p>Menor o igual a 0.87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enor o igual a 0.72</text:p>
          </table:table-cell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ekisde</text:p>
          </table:table-cell>
          <table:table-cell table:style-name="ce2" office:value-type="string" calcext:value-type="string">
            <text:p>División aleatoria con estratificación: Train 60%, testing 40%. Sin técnicas de augmentation ni sampling</text:p>
          </table:table-cell>
          <table:table-cell table:style-name="ce2" office:value-type="string" calcext:value-type="string">
            <text:p>Remoción de símbolos, números, puntuación , caracteres especiales, tildes y emoji. Se dejó todo en minúscula.</text:p>
          </table:table-cell>
          <table:table-cell table:style-name="ce2" office:value-type="string" calcext:value-type="string">
            <text:p>Word2Vec</text:p>
          </table:table-cell>
          <table:table-cell table:style-name="ce2" office:value-type="string" calcext:value-type="string">
            <text:p>RAE en Pytorch</text:p>
          </table:table-cell>
          <table:table-cell table:style-name="ce5" table:content-validation-name="val1" office:value-type="string" calcext:value-type="string">
            <text:p>Menor o igual a 0.87</text:p>
          </table:table-cell>
          <table:table-cell table:style-name="ce2" table:content-validation-name="val2" office:value-type="string" calcext:value-type="string">
            <text:p>Menor o igual a 0.55</text:p>
          </table:table-cell>
          <table:table-cell table:style-name="ce2" table:content-validation-name="val3" office:value-type="string" calcext:value-type="string">
            <text:p>Menor o igual a 0.72</text:p>
          </table:table-cell>
          <table:table-cell table:number-columns-repeated="10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ekisde</text:p>
          </table:table-cell>
          <table:table-cell table:style-name="ce2" office:value-type="string" calcext:value-type="string">
            <text:p>División aleatoria con estratificación: Train 60%, testing 40%. Sin técnicas de augmentation ni sampling</text:p>
          </table:table-cell>
          <table:table-cell table:style-name="ce2" office:value-type="string" calcext:value-type="string">
            <text:p>Remoción de símbolos, números, puntuación , caracteres especiales, tildes y emoji. Se dejó todo en minúscula.</text:p>
          </table:table-cell>
          <table:table-cell table:style-name="ce2" office:value-type="string" calcext:value-type="string">
            <text:p>Bag of Words</text:p>
          </table:table-cell>
          <table:table-cell table:style-name="ce2" office:value-type="string" calcext:value-type="string">
            <text:p>RF + crossvalidation con GridSearchCV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ayor a 0.72 y menor a 0.8</text:p>
          </table:table-cell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la keso</text:p>
          </table:table-cell>
          <table:table-cell table:style-name="ce2" office:value-type="string" calcext:value-type="string">
            <text:p>División aleatoria con estratificación: Train 67%, testing 33%.</text:p>
          </table:table-cell>
          <table:table-cell table:style-name="ce2" office:value-type="string" calcext:value-type="string">
            <text:p>Augmentation agregando errores gramaticales. Remoción de símbolos, números, puntuación, caracteres especiales, tildes y emojis. Se pasa texto a minúscula</text:p>
          </table:table-cell>
          <table:table-cell table:style-name="ce2" office:value-type="string" calcext:value-type="string">
            <text:p>5-grama a nivel de letras</text:p>
          </table:table-cell>
          <table:table-cell table:style-name="ce2" office:value-type="string" calcext:value-type="string">
            <text:p>Random Forest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ayor a 0.72 y menor a 0.8</text:p>
          </table:table-cell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chatGPT enthusiasts</text:p>
          </table:table-cell>
          <table:table-cell table:style-name="ce2" office:value-type="string" calcext:value-type="string">
            <text:p>Division aleatoria con estratificación: Train 67%, testing 33%</text:p>
          </table:table-cell>
          <table:table-cell table:style-name="ce2" office:value-type="string" calcext:value-type="string">
            <text:p>Augmentation de los textos de odio con variación en métodos de aumentación. Lematizacion y palabras a minusculas con spanish_nlp</text:p>
          </table:table-cell>
          <table:table-cell table:style-name="ce2" office:value-type="string" calcext:value-type="string">
            <text:p>TfldfVectorizer n-grams=(1,2) + conteo de caracteres(#, !, ?, @) + lexicones de sentimiento</text:p>
          </table:table-cell>
          <table:table-cell table:style-name="ce2" office:value-type="string" calcext:value-type="string">
            <text:p>SVC()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ayor a 0.72 y menor a 0.8</text:p>
          </table:table-cell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esistencia de datos</text:p>
          </table:table-cell>
          <table:table-cell table:style-name="ce2" office:value-type="string" calcext:value-type="string">
            <text:p>División aleatoria con estratificación: Train 77%, testing 33%. Sin técnicas de augmentation ni sampling</text:p>
          </table:table-cell>
          <table:table-cell table:style-name="ce2" office:value-type="string" calcext:value-type="string">
            <text:p>Remoción de símbolos, números, puntuación y caracteres especiales, preservando tildes y emoji. Se dejó todo en minúscula, y se llevó cada token a su lemma usando spacy. </text:p>
          </table:table-cell>
          <table:table-cell table:style-name="ce2" office:value-type="string" calcext:value-type="string">
            <text:p>TfIdf 5000 palabras, / (1-2) ngramas / sw custom + conteo de símbolos y mayúsculas <text:s/>(c/ MinMax)</text:p>
          </table:table-cell>
          <table:table-cell table:style-name="ce2" office:value-type="string" calcext:value-type="string">
            <text:p>SVC(c=0.01, gamma=Auto, kernel=rbf)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ayor a 0.72 y menor a 0.8</text:p>
          </table:table-cell>
          <table:table-cell table:number-columns-repeated="101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NLP FC</text:p>
          </table:table-cell>
          <table:table-cell table:style-name="ce2" office:value-type="string" calcext:value-type="string">
            <text:p>División aleatoria con estratificación: Train 67%, testing 33%. Sin técnicas de augmentation ni sampling</text:p>
          </table:table-cell>
          <table:table-cell table:style-name="ce2" office:value-type="string" calcext:value-type="string">
            <text:p>Preprocesamiento de libreria spanish nlp, con conversion de emojis y emoticones a palabras, lista de stopwords de spacy, manteniendo mayusculas.</text:p>
          </table:table-cell>
          <table:table-cell table:style-name="ce2" office:value-type="string" calcext:value-type="string">
            <text:p>TfIdfVectorizer + conteo de "#", "!", "?", "@", mayusculas y un indice de proporcion de mayusculas de acuerdo al largo tweet</text:p>
          </table:table-cell>
          <table:table-cell table:style-name="ce2" office:value-type="string" calcext:value-type="string">
            <text:p>SVC(class_weight="balanced",C=1, kernel='linear')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ayor a 0.72 y menor a 0.8</text:p>
          </table:table-cell>
          <table:table-cell table:number-columns-repeated="101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NLP FC</text:p>
          </table:table-cell>
          <table:table-cell table:style-name="ce2" office:value-type="string" calcext:value-type="string">
            <text:p>División aleatoria con estratificación: Train 67%, testing 33%. Sin técnicas de augmentation ni sampling</text:p>
          </table:table-cell>
          <table:table-cell table:style-name="ce2" office:value-type="string" calcext:value-type="string">
            <text:p>Conteo de palabras consideradas tanto positivas como negativas </text:p>
          </table:table-cell>
          <table:table-cell table:style-name="ce2" office:value-type="string" calcext:value-type="string">
            <text:p>Bag of Words</text:p>
          </table:table-cell>
          <table:table-cell table:style-name="ce2" office:value-type="string" calcext:value-type="string">
            <text:p>XGBoost</text:p>
          </table:table-cell>
          <table:table-cell table:style-name="ce5" table:content-validation-name="val1" office:value-type="string" calcext:value-type="string">
            <text:p>Menor o igual a 0.87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enor o igual a 0.72</text:p>
          </table:table-cell>
          <table:table-cell table:number-columns-repeated="101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NLP FC</text:p>
          </table:table-cell>
          <table:table-cell table:style-name="ce2" office:value-type="string" calcext:value-type="string">
            <text:p>División aleatoria con estratificación: Train 67%, testing 33%. Sin técnicas de augmentation ni sampling</text:p>
          </table:table-cell>
          <table:table-cell table:style-name="ce2" office:value-type="string" calcext:value-type="string">
            <text:p>Sin preprocesamiento</text:p>
          </table:table-cell>
          <table:table-cell table:style-name="ce2" office:value-type="string" calcext:value-type="string">
            <text:p>TfIdfVectorizer (argumentos por defecto) + conteo de "#", "!", "?", "@"</text:p>
          </table:table-cell>
          <table:table-cell table:style-name="ce2" office:value-type="string" calcext:value-type="string">
            <text:p>RandomForest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enor o igual a 0.55</text:p>
          </table:table-cell>
          <table:table-cell table:style-name="ce2" table:content-validation-name="val3" office:value-type="string" calcext:value-type="string">
            <text:p>Menor o igual a 0.72</text:p>
          </table:table-cell>
          <table:table-cell table:number-columns-repeated="101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Ny Little Pony</text:p>
          </table:table-cell>
          <table:table-cell table:style-name="ce2" office:value-type="string" calcext:value-type="string">
            <text:p>División aleatoria con estratificación: Train 67%, testing 33%. Sin técnicas de augmentation ni sampling</text:p>
          </table:table-cell>
          <table:table-cell table:style-name="ce2" office:value-type="string" calcext:value-type="string">
            <text:p>Sin preprocesamiento</text:p>
          </table:table-cell>
          <table:table-cell table:style-name="ce2" office:value-type="string" calcext:value-type="string">
            <text:p>Word2Vec</text:p>
          </table:table-cell>
          <table:table-cell table:style-name="ce2" office:value-type="string" calcext:value-type="string">
            <text:p>MLP</text:p>
          </table:table-cell>
          <table:table-cell table:style-name="ce5" table:content-validation-name="val1" office:value-type="string" calcext:value-type="string">
            <text:p>Menor o igual a 0.87</text:p>
          </table:table-cell>
          <table:table-cell table:style-name="ce2" table:content-validation-name="val2" office:value-type="string" calcext:value-type="string">
            <text:p>Menor o igual a 0.55</text:p>
          </table:table-cell>
          <table:table-cell table:style-name="ce2" table:content-validation-name="val3" office:value-type="string" calcext:value-type="string">
            <text:p>Menor o igual a 0.72</text:p>
          </table:table-cell>
          <table:table-cell table:number-columns-repeated="101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Ny Little Pony</text:p>
          </table:table-cell>
          <table:table-cell table:style-name="ce2" office:value-type="string" calcext:value-type="string">
            <text:p>División aleatoria con estratificación: Train 67%, testing 33%. Sin técnicas de augmentation ni sampling</text:p>
          </table:table-cell>
          <table:table-cell table:style-name="ce2" table:number-columns-repeated="3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ekisde</text:p>
          </table:table-cell>
          <table:table-cell table:style-name="ce2" office:value-type="string" calcext:value-type="string">
            <text:p>División aleatoria: Train 80%, test 20%. Sin data augmentation ni balance de clases</text:p>
          </table:table-cell>
          <table:table-cell table:style-name="ce2" office:value-type="string" calcext:value-type="string">
            <text:p>Remoción de símbolos (@), hipervinculos, puntuación , caracteres distintos a numericos, letras y espacios. Se dejó todo en minúscula. Se eliminan las stopwords y se tokenizan.</text:p>
          </table:table-cell>
          <table:table-cell table:style-name="ce2" office:value-type="string" calcext:value-type="string">
            <text:p>Se usa tokeniza, a partir de eso se aplica text to sequence con pad_sequence, finalmente se codifica con one-hot y se aplica una función de pérdida de categorical_crossentropy</text:p>
          </table:table-cell>
          <table:table-cell table:style-name="ce2" office:value-type="string" calcext:value-type="string">
            <text:p>LSTM sin grupo de validación.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enor o igual a 0.72</text:p>
          </table:table-cell>
          <table:table-cell table:number-columns-repeated="101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No se Llaman los Panas</text:p>
          </table:table-cell>
          <table:table-cell table:style-name="ce2" office:value-type="string" calcext:value-type="string">
            <text:p>Division aleatoria con estratificación: Train 67%, testing 33% </text:p>
            <text:p>Sin data augmentation ni sampling</text:p>
          </table:table-cell>
          <table:table-cell table:style-name="ce2" office:value-type="string" calcext:value-type="string">
            <text:p>Sin preprocesamiento</text:p>
          </table:table-cell>
          <table:table-cell table:style-name="ce2" office:value-type="string" calcext:value-type="string">
            <text:p>BoW, Tfidf, Hash Vectorizer</text:p>
          </table:table-cell>
          <table:table-cell table:style-name="ce2" office:value-type="string" calcext:value-type="string">
            <text:p>XGBoost con parametros obtenidos de un articulo en Kaggle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ayor a 0.72 y menor a 0.8</text:p>
          </table:table-cell>
          <table:table-cell table:number-columns-repeated="1015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No se Llaman los Panas</text:p>
          </table:table-cell>
          <table:table-cell table:style-name="ce2" office:value-type="string" calcext:value-type="string">
            <text:p>Division aleatoria con estratificación: Train 67%, testing 33% </text:p>
            <text:p>Sin data augmentation ni sampling</text:p>
          </table:table-cell>
          <table:table-cell table:style-name="ce2" office:value-type="string" calcext:value-type="string">
            <text:p>Sin preprocesamiento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XGBoost con parametros obtenidos de un articulo en Kaggle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ayor a 0.72 y menor a 0.8</text:p>
          </table:table-cell>
          <table:table-cell table:number-columns-repeated="101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No se Llaman los Panas</text:p>
          </table:table-cell>
          <table:table-cell table:style-name="ce2" office:value-type="string" calcext:value-type="string">
            <text:p>Division aleatoria con estratificación: Train 67%, testing 33% </text:p>
            <text:p>Sin data augmentation ni sampling</text:p>
          </table:table-cell>
          <table:table-cell table:style-name="ce2" office:value-type="string" calcext:value-type="string">
            <text:p>Sin preprocesamiento</text:p>
          </table:table-cell>
          <table:table-cell table:style-name="ce2" office:value-type="string" calcext:value-type="string">
            <text:p>Tfidf, Char Count (#,!,@), SVD analisis <text:s/>(analogo a PCA)</text:p>
          </table:table-cell>
          <table:table-cell table:style-name="ce2" office:value-type="string" calcext:value-type="string">
            <text:p>XGBoost con parametros obtenidos de un articulo en Kaggle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ayor a 0.72 y menor a 0.8</text:p>
          </table:table-cell>
          <table:table-cell table:number-columns-repeated="101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NLP FC</text:p>
          </table:table-cell>
          <table:table-cell table:style-name="ce2" office:value-type="string" calcext:value-type="string">
            <text:p>División aleatoria: Train 77%, testing 33%. Sin técnicas de augmentation ni sampling</text:p>
          </table:table-cell>
          <table:table-cell table:style-name="ce2" office:value-type="string" calcext:value-type="string">
            <text:p>Preprocesamiento de libreria spanish nlp, con conversion de emojis y emoticones a palabras, lista de stopwords de spacy, manteniendo mayusculas. </text:p>
          </table:table-cell>
          <table:table-cell table:style-name="ce2" office:value-type="string" calcext:value-type="string">
            <text:p>TfIdfVectorizer con n_gramas= (1,2)+ conteo de "#", "!", "?", "@", mayusculas y un indice de proporcion de mayusculas de acuerdo al largo tweet</text:p>
          </table:table-cell>
          <table:table-cell table:style-name="ce2" office:value-type="string" calcext:value-type="string">
            <text:p>MLP con parametros optimizados por BayesSearch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ayor a 0.72 y menor a 0.8</text:p>
          </table:table-cell>
          <table:table-cell table:number-columns-repeated="1015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NLP FC</text:p>
          </table:table-cell>
          <table:table-cell table:style-name="ce2" office:value-type="string" calcext:value-type="string">
            <text:p>División aleatoria: Train 60%, testing 40%. Sin técnicas de augmentation ni sampling</text:p>
          </table:table-cell>
          <table:table-cell table:style-name="ce2" office:value-type="string" calcext:value-type="string">
            <text:p>Preprocesamiento de libreria spanish nlp, con lista de stopwords de spacy, manteniendo mayusculas, contando palabras consideradas tanto positivas como negativas. </text:p>
          </table:table-cell>
          <table:table-cell table:style-name="ce2" office:value-type="string" calcext:value-type="string">
            <text:p>TfldfVectorizer</text:p>
          </table:table-cell>
          <table:table-cell table:style-name="ce2" office:value-type="string" calcext:value-type="string">
            <text:p>XGBoost</text:p>
          </table:table-cell>
          <table:table-cell table:style-name="ce5" table:content-validation-name="val1" office:value-type="string" calcext:value-type="string">
            <text:p>Mayor a 0.87 y menor a 0.92</text:p>
          </table:table-cell>
          <table:table-cell table:style-name="ce2" table:content-validation-name="val2" office:value-type="string" calcext:value-type="string">
            <text:p>Mayor a 0.55 y menor a 0.8</text:p>
          </table:table-cell>
          <table:table-cell table:style-name="ce2" table:content-validation-name="val3" office:value-type="string" calcext:value-type="string">
            <text:p>Mayor a 0.72 y menor a 0.8</text:p>
          </table:table-cell>
          <table:table-cell table:number-columns-repeated="1015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table:number-columns-repeated="5"/>
          <table:table-cell table:style-name="ce5" table:content-validation-name="val1"/>
          <table:table-cell table:style-name="ce2" table:content-validation-name="val2"/>
          <table:table-cell table:style-name="ce2" table:content-validation-name="val3"/>
          <table:table-cell table:number-columns-repeated="1015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porte.G1:Reporte.G200">
            <calcext:condition calcext:apply-style-name="ConditionalStyle_1" calcext:value="contains-text(&quot;Mayor o igual a 0.92&quot;)" calcext:base-cell-address="Reporte.G1"/>
          </calcext:conditional-format>
        </calcext:conditional-formats>
      </table:table>
      <table:table table:name="Resultados posibles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21" table:default-cell-style-name="Default"/>
        <table:table-row table:style-name="ro1">
          <table:table-cell table:style-name="ce6" office:value-type="string" calcext:value-type="string">
            <text:p>Opciones AUC</text:p>
          </table:table-cell>
          <table:table-cell table:style-name="ce6" office:value-type="string" calcext:value-type="string">
            <text:p>Opciones Kappa</text:p>
          </table:table-cell>
          <table:table-cell table:style-name="ce6" office:value-type="string" calcext:value-type="string">
            <text:p>Opciones Accuracy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Menor o igual a 0.87</text:p>
          </table:table-cell>
          <table:table-cell table:style-name="ce7" office:value-type="string" calcext:value-type="string">
            <text:p>Menor o igual a 0.55</text:p>
          </table:table-cell>
          <table:table-cell table:style-name="ce7" office:value-type="string" calcext:value-type="string">
            <text:p>Menor o igual a 0.72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Mayor a 0.87 y menor a 0.92</text:p>
          </table:table-cell>
          <table:table-cell table:style-name="ce7" office:value-type="string" calcext:value-type="string">
            <text:p>Mayor a 0.55 y menor a 0.8</text:p>
          </table:table-cell>
          <table:table-cell table:style-name="ce7" office:value-type="string" calcext:value-type="string">
            <text:p>Mayor a 0.72 y menor a 0.8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Mayor o igual a 0.92</text:p>
          </table:table-cell>
          <table:table-cell table:style-name="ce7" office:value-type="string" calcext:value-type="string">
            <text:p>Mayor o igual a 0.8</text:p>
          </table:table-cell>
          <table:table-cell table:style-name="ce7" office:value-type="string" calcext:value-type="string">
            <text:p>Mayor a 0.8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porte" style:display-name="PageStyle_Repor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ados_20_posibles" style:display-name="PageStyle_Resultados posib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02" meta:object-count="0"/>
    <meta:generator>LibreOfficeDev/6.0.5.2$Linux_X86_64 LibreOffice_project/</meta:generator>
  </office:meta>
</office:document-meta>
</file>